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Этапы" style:family="table">
      <style:table-properties style:width="16.995cm" table:align="left" style:may-break-between-rows="true" table:border-model="collapsing"/>
    </style:style>
    <style:style style:name="Этапы.A" style:family="table-column">
      <style:table-column-properties style:column-width="0.691cm"/>
    </style:style>
    <style:style style:name="Этапы.B" style:family="table-column">
      <style:table-column-properties style:column-width="9.506cm"/>
    </style:style>
    <style:style style:name="Этапы.C" style:family="table-column">
      <style:table-column-properties style:column-width="3.5cm"/>
    </style:style>
    <style:style style:name="Этапы.D" style:family="table-column">
      <style:table-column-properties style:column-width="3.298cm"/>
    </style:style>
    <style:style style:name="Этапы.1" style:family="table-row">
      <style:table-row-properties fo:keep-together="auto"/>
    </style:style>
    <style:style style:name="Этапы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Этапы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Этапы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Этапы.9" style:family="table-row">
      <style:table-row-properties style:min-row-height="0.587cm" fo:keep-together="auto"/>
    </style:style>
    <style:style style:name="Этапы.10" style:family="table-row">
      <style:table-row-properties style:min-row-height="0.603cm" fo:keep-together="auto"/>
    </style:style>
    <style:style style:name="Этапы.14" style:family="table-row">
      <style:table-row-properties style:min-row-height="0.603cm"/>
    </style:style>
    <style:style style:name="Этапы.A14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C14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D14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>
          <style:tab-stop style:position="1.221cm"/>
        </style:tab-stops>
      </style:paragraph-properties>
      <style:text-properties style:font-name="Times New Roman" officeooo:paragraph-rsid="00045115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>
          <style:tab-stop style:position="1.221cm"/>
          <style:tab-stop style:position="1.251cm"/>
        </style:tab-stops>
      </style:paragraph-properties>
      <style:text-properties style:font-name="Times New Roman" officeooo:paragraph-rsid="00045115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045115" officeooo:paragraph-rsid="00045115"/>
    </style:style>
    <style:style style:name="P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4c1" officeooo:paragraph-rsid="000674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1f2" officeooo:paragraph-rsid="003531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60b" officeooo:paragraph-rsid="00432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fa6" officeooo:paragraph-rsid="0033bf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81b4" officeooo:paragraph-rsid="00458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4249" officeooo:paragraph-rsid="003542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e47" officeooo:paragraph-rsid="004a7e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1e" officeooo:paragraph-rsid="002ca5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7dd0" officeooo:paragraph-rsid="004c7d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28f6" officeooo:paragraph-rsid="002d28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130c" officeooo:paragraph-rsid="00371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bc73" officeooo:paragraph-rsid="004db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47f2" officeooo:paragraph-rsid="00234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778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bb1" officeooo:paragraph-rsid="0030db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f1bd" officeooo:paragraph-rsid="004df1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02fe" officeooo:paragraph-rsid="002702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bb1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813f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4454" officeooo:paragraph-rsid="004f4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864c" officeooo:paragraph-rsid="00288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32ff" officeooo:paragraph-rsid="003a3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e0" officeooo:paragraph-rsid="003ce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e0" officeooo:paragraph-rsid="003c0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e24d" officeooo:paragraph-rsid="003ce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fd56" officeooo:paragraph-rsid="003ffd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3389" officeooo:paragraph-rsid="00403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ad" officeooo:paragraph-rsid="00403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4092ad" officeooo:paragraph-rsid="00045115"/>
    </style:style>
    <style:style style:name="T1" style:family="text">
      <style:text-properties officeooo:rsid="00045115"/>
    </style:style>
    <style:style style:name="T2" style:family="text">
      <style:text-properties officeooo:rsid="000558bc"/>
    </style:style>
    <style:style style:name="T3" style:family="text">
      <style:text-properties officeooo:rsid="001b323d"/>
    </style:style>
    <style:style style:name="T4" style:family="text">
      <style:text-properties officeooo:rsid="004591fc"/>
    </style:style>
    <style:style style:name="T5" style:family="text">
      <style:text-properties officeooo:rsid="0019a135"/>
    </style:style>
    <style:style style:name="T6" style:family="text">
      <style:text-properties officeooo:rsid="0021ef38"/>
    </style:style>
    <style:style style:name="T7" style:family="text">
      <style:text-properties officeooo:rsid="002a8693"/>
    </style:style>
    <style:style style:name="T8" style:family="text">
      <style:text-properties officeooo:rsid="002ec20e"/>
    </style:style>
    <style:style style:name="T9" style:family="text">
      <style:text-properties officeooo:rsid="0034813f"/>
    </style:style>
    <style:style style:name="T10" style:family="text">
      <style:text-properties officeooo:rsid="003bd74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Задание.</text:p>
      <text:p text:style-name="P2">Создать web-приложение для ведения списка задач. Задачи можно добавлять, удалять и размещать в три фиксированных колонки: «Сделать», «В работе», и «Готово». Список должен сохраняться при выходе со страницы.</text:p>
      <text:p text:style-name="P3"/>
      <text:p text:style-name="P4">2. Этапы:</text:p>
      <table:table table:name="Этапы" table:style-name="Этапы" table:template-name="Default Style">
        <table:table-column table:style-name="Этапы.A"/>
        <table:table-column table:style-name="Этапы.B"/>
        <table:table-column table:style-name="Этапы.C"/>
        <table:table-column table:style-name="Этапы.D"/>
        <table:table-row table:style-name="Этапы.1">
          <table:table-cell table:style-name="Этапы.A1" office:value-type="string">
            <text:p text:style-name="P5">№</text:p>
          </table:table-cell>
          <table:table-cell table:style-name="Этапы.A1" office:value-type="string">
            <text:p text:style-name="P6">Этап <text:span text:style-name="T2">(задача)</text:span></text:p>
          </table:table-cell>
          <table:table-cell table:style-name="Этапы.A1" office:value-type="string">
            <text:p text:style-name="P6">План. время <text:span text:style-name="T2">(мин.)</text:span></text:p>
          </table:table-cell>
          <table:table-cell table:style-name="Этапы.D1" office:value-type="string">
            <text:p text:style-name="P6">Затрач. время <text:span text:style-name="T2">(мин.)</text:span></text:p>
          </table:table-cell>
        </table:table-row>
        <table:table-row table:style-name="Этапы.1">
          <table:table-cell table:style-name="Этапы.A2" office:value-type="string">
            <text:p text:style-name="P5">1</text:p>
          </table:table-cell>
          <table:table-cell table:style-name="Этапы.A2" office:value-type="string">
            <text:p text:style-name="P6">Написание плана</text:p>
          </table:table-cell>
          <table:table-cell table:style-name="Этапы.A2" office:value-type="string">
            <text:p text:style-name="P7">30</text:p>
          </table:table-cell>
          <table:table-cell table:style-name="Этапы.D2" office:value-type="string">
            <text:p text:style-name="P8">28</text:p>
          </table:table-cell>
        </table:table-row>
        <table:table-row table:style-name="Этапы.1">
          <table:table-cell table:style-name="Этапы.A2" office:value-type="string">
            <text:p text:style-name="P5">2</text:p>
          </table:table-cell>
          <table:table-cell table:style-name="Этапы.A2" office:value-type="string">
            <text:p text:style-name="P6">Определение внешнего вида <text:span text:style-name="T3">приложения</text:span></text:p>
          </table:table-cell>
          <table:table-cell table:style-name="Этапы.A2" office:value-type="string">
            <text:p text:style-name="P9">20</text:p>
          </table:table-cell>
          <table:table-cell table:style-name="Этапы.D2" office:value-type="string">
            <text:p text:style-name="P10">2<text:span text:style-name="T4">1</text:span></text:p>
          </table:table-cell>
        </table:table-row>
        <table:table-row table:style-name="Этапы.1">
          <table:table-cell table:style-name="Этапы.A2" office:value-type="string">
            <text:p text:style-name="P5">3</text:p>
          </table:table-cell>
          <table:table-cell table:style-name="Этапы.A2" office:value-type="string">
            <text:p text:style-name="P6">Определение <text:span text:style-name="T5">необходимых </text:span>структур данных</text:p>
          </table:table-cell>
          <table:table-cell table:style-name="Этапы.A2" office:value-type="string">
            <text:p text:style-name="P11">20</text:p>
          </table:table-cell>
          <table:table-cell table:style-name="Этапы.D2" office:value-type="string">
            <text:p text:style-name="P12">3</text:p>
          </table:table-cell>
        </table:table-row>
        <table:table-row table:style-name="Этапы.1">
          <table:table-cell table:style-name="Этапы.A2" office:value-type="string">
            <text:p text:style-name="P5">4</text:p>
          </table:table-cell>
          <table:table-cell table:style-name="Этапы.A2" office:value-type="string">
            <text:p text:style-name="P6">Верстка <text:span text:style-name="T6">внешнего вида </text:span><text:span text:style-name="T7">колонок с кнопкой добавления задачи</text:span></text:p>
          </table:table-cell>
          <table:table-cell table:style-name="Этапы.A2" office:value-type="string">
            <text:p text:style-name="P13">60</text:p>
          </table:table-cell>
          <table:table-cell table:style-name="Этапы.D2" office:value-type="string">
            <text:p text:style-name="P14">47</text:p>
          </table:table-cell>
        </table:table-row>
        <table:table-row table:style-name="Этапы.1">
          <table:table-cell table:style-name="Этапы.A2" office:value-type="string">
            <text:p text:style-name="P5">5</text:p>
          </table:table-cell>
          <table:table-cell table:style-name="Этапы.A2" office:value-type="string">
            <text:p text:style-name="P15">Верстка внешнего вида задачи внутри колонки <text:span text:style-name="T8">с кнопкой удаления и изменения</text:span></text:p>
          </table:table-cell>
          <table:table-cell table:style-name="Этапы.A2" office:value-type="string">
            <text:p text:style-name="P16">60</text:p>
          </table:table-cell>
          <table:table-cell table:style-name="Этапы.D2" office:value-type="string">
            <text:p text:style-name="P17">6</text:p>
          </table:table-cell>
        </table:table-row>
        <table:table-row table:style-name="Этапы.1">
          <table:table-cell table:style-name="Этапы.A2" office:value-type="string">
            <text:p text:style-name="P18">6</text:p>
          </table:table-cell>
          <table:table-cell table:style-name="Этапы.A2" office:value-type="string">
            <text:p text:style-name="P19">Верстка страницы (или всплывающего окна) для добавления (изменения) задачи</text:p>
          </table:table-cell>
          <table:table-cell table:style-name="Этапы.A2" office:value-type="string">
            <text:p text:style-name="P20"><text:span text:style-name="T9">6</text:span>0</text:p>
          </table:table-cell>
          <table:table-cell table:style-name="Этапы.D2" office:value-type="string">
            <text:p text:style-name="P21">9</text:p>
          </table:table-cell>
        </table:table-row>
        <table:table-row table:style-name="Этапы.1">
          <table:table-cell table:style-name="Этапы.A2" office:value-type="string">
            <text:p text:style-name="P22">7</text:p>
          </table:table-cell>
          <table:table-cell table:style-name="Этапы.A2" office:value-type="string">
            <text:p text:style-name="P23">Написание логики добавления, изменения и удаления на JS</text:p>
          </table:table-cell>
          <table:table-cell table:style-name="Этапы.A2" office:value-type="string">
            <text:p text:style-name="P24">30</text:p>
          </table:table-cell>
          <table:table-cell table:style-name="Этапы.D2" office:value-type="string">
            <text:p text:style-name="P25">26</text:p>
          </table:table-cell>
        </table:table-row>
        <table:table-row table:style-name="Этапы.9">
          <table:table-cell table:style-name="Этапы.A2" office:value-type="string">
            <text:p text:style-name="P26">8</text:p>
          </table:table-cell>
          <table:table-cell table:style-name="Этапы.A2" office:value-type="string">
            <text:p text:style-name="P24">Написание логики сохранения при выходе со страницы</text:p>
          </table:table-cell>
          <table:table-cell table:style-name="Этапы.A2" office:value-type="string">
            <text:p text:style-name="P27">1<text:span text:style-name="T10">0</text:span>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26">9</text:p>
          </table:table-cell>
          <table:table-cell table:style-name="Этапы.A2" office:value-type="string">
            <text:p text:style-name="P28">Drag-and-drop задач</text:p>
          </table:table-cell>
          <table:table-cell table:style-name="Этапы.A2" office:value-type="string">
            <text:p text:style-name="P29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29">10</text:p>
          </table:table-cell>
          <table:table-cell table:style-name="Этапы.A2" office:value-type="string">
            <text:p text:style-name="P28">Написание CSS</text:p>
          </table:table-cell>
          <table:table-cell table:style-name="Этапы.A2" office:value-type="string">
            <text:p text:style-name="P30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31">11</text:p>
          </table:table-cell>
          <table:table-cell table:style-name="Этапы.A2" office:value-type="string">
            <text:p text:style-name="P31">Тестирование</text:p>
          </table:table-cell>
          <table:table-cell table:style-name="Этапы.A2" office:value-type="string">
            <text:p text:style-name="P31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32">12</text:p>
          </table:table-cell>
          <table:table-cell table:style-name="Этапы.A2" office:value-type="string">
            <text:p text:style-name="P32">Исправления найденных багов</text:p>
          </table:table-cell>
          <table:table-cell table:style-name="Этапы.A2" office:value-type="string">
            <text:p text:style-name="P32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4">
          <table:table-cell table:style-name="Этапы.A14" office:value-type="string">
            <text:p text:style-name="P32"/>
          </table:table-cell>
          <table:table-cell table:style-name="Этапы.A2" office:value-type="string">
            <text:p text:style-name="P32">Итого:</text:p>
          </table:table-cell>
          <table:table-cell table:style-name="Этапы.C14" table:formula="ooow:SUM(&lt;C2:C13&gt;)" office:value-type="float" office:value="530">
            <text:p text:style-name="P33">530</text:p>
          </table:table-cell>
          <table:table-cell table:style-name="Этапы.D14" table:formula="ooow:SUM(&lt;D2:D13&gt;)" office:value-type="float" office:value="140">
            <text:p text:style-name="P34">140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16:02:05.352310331</meta:creation-date>
    <meta:generator>LibreOffice/26.2.0.3$Linux_X86_64 LibreOffice_project/afbbd0df0edb6d40b450b0337ac646b0913a760c</meta:generator>
    <dc:date>2026-02-28T18:52:19.160434104</dc:date>
    <meta:editing-duration>PT2H44M6S</meta:editing-duration>
    <meta:editing-cycles>67</meta:editing-cycles>
    <meta:document-statistic meta:table-count="1" meta:image-count="0" meta:object-count="0" meta:page-count="1" meta:paragraph-count="53" meta:word-count="136" meta:character-count="811" meta:non-whitespace-character-count="728"/>
  </office:meta>
</office:document-meta>
</file>